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074" officeooo:paragraph-rsid="00099074"/>
    </style:style>
    <style:style style:name="P2" style:family="paragraph" style:parent-style-name="Standard">
      <style:text-properties officeooo:rsid="000a622d" officeooo:paragraph-rsid="000a622d"/>
    </style:style>
    <style:style style:name="T1" style:family="text">
      <style:text-properties officeooo:rsid="000a6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gon DOS source code.</text:p>
      <text:p text:style-name="P1"/>
      <text:p text:style-name="P1">Included here is the assemble-able source code for Dragon DOS version 1.0 which was originally disassembled in 2004 so that it could be ported to run on the Dragon Alpha / Professional.</text:p>
      <text:p text:style-name="P1"/>
      <text:p text:style-name="P1">It has over the years received more commenting and tidying up as needed, such as for it’s inclusion in the dos emulation section of DragonMMC. </text:p>
      <text:p text:style-name="P1"/>
      <text:p text:style-name="P1">I was later able to obtain a genuine copy of the Alpha / Professional Dragon DOS 2.f this has been disassembled and is also presented here. </text:p>
      <text:p text:style-name="P1"/>
      <text:p text:style-name="P1">In March 2020 I was able to obtain a scan of the original DOS for the Alpha / Professional, and with the aid of that was able to finish commenting both the Dos V1 and V2f source files. </text:p>
      <text:p text:style-name="P1"/>
      <text:p text:style-name="P1">To build these you will need the lwasm assembler, and a version of make that understands Unix / Linux type Makefiles.</text:p>
      <text:p text:style-name="P1"/>
      <text:p text:style-name="P1">The Makefile will build 3 files in the <text:span text:style-name="T1">roms directory :</text:span></text:p>
      <text:p text:style-name="P1"/>
      <text:p text:style-name="P2">ddos10.rom <text:tab/>is a strict binary identical to the ROM supplied on the original DOS cartridge.</text:p>
      <text:p text:style-name="P2">ddos12.rom <text:tab/>is the same as the above, with the fixes from May 1985 Dragonuser applied.</text:p>
      <text:p text:style-name="P2">ddos2f.rom<text:tab/>is a binary identical copy of the Alpha / Professional DOS.</text:p>
      <text:p text:style-name="P2"/>
      <text:p text:style-name="P2">At some point in the future I may add the facility to build ddos10 / ddos12 for the CoCo floppy controller for use with the Tano Dragon (as CoCo controllers are more easily available in the USA). I may also port Dragon Dos itself to run on the CoCo with Extended Colour basic, assuming equivalent entry point into the ECB ROM can be found.</text:p>
      <text:p text:style-name="P2"/>
      <text:p text:style-name="P2">– Phill Harvey-Smith 2020-03-17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09:51:28.031000000</meta:creation-date>
    <dc:date>2020-03-17T10:09:42.486000000</dc:date>
    <meta:editing-duration>PT8M4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2" meta:word-count="266" meta:character-count="1466" meta:non-whitespace-character-count="1206"/>
  </office:meta>
</office:document-meta>
</file>